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, Arial" style:font-family-generic="swiss"/>
    <style:font-face style:name="文泉驿微米黑" svg:font-family="文泉驿微米黑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0cm" fo:margin-right="0cm" fo:line-height="1.023cm" fo:text-align="justify" style:justify-single-word="false" fo:keep-together="auto" fo:orphans="0" fo:widows="0" fo:text-indent="0cm" style:auto-text-indent="false" style:page-number="auto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文泉驿微米黑" fo:font-size="15pt" fo:language="en" fo:country="US" fo:font-weight="normal" style:font-name-asian="文泉驿微米黑" style:font-size-asian="15pt" style:language-asian="zh" style:country-asian="CN" style:font-weight-asian="normal" style:font-name-complex="微软雅黑" style:font-size-complex="15pt" style:font-weight-complex="normal"/>
    </style:style>
    <style:style style:name="P2" style:family="paragraph" style:parent-style-name="Standard" style:list-style-name="WW8Num1">
      <style:paragraph-properties fo:margin-left="0cm" fo:margin-right="0cm" fo:line-height="1.023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文泉驿微米黑" fo:font-size="15pt" fo:language="en" fo:country="US" fo:font-weight="normal" style:font-name-asian="文泉驿微米黑" style:font-size-asian="15pt" style:language-asian="zh" style:country-asian="CN" style:font-weight-asian="normal" style:font-name-complex="微软雅黑" style:font-size-complex="15pt" style:font-weight-complex="normal"/>
    </style:style>
    <style:style style:name="P3" style:family="paragraph" style:parent-style-name="Standard" style:list-style-name="WW8Num1">
      <style:paragraph-properties fo:margin-left="0cm" fo:margin-right="0cm" fo:line-height="1.023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文泉驿微米黑" fo:font-size="15pt" fo:language="en" fo:country="US" style:text-underline-style="none" fo:font-weight="normal" style:font-name-asian="文泉驿微米黑" style:font-size-asian="15pt" style:language-asian="zh" style:country-asian="CN" style:font-weight-asian="normal" style:font-name-complex="微软雅黑" style:font-size-complex="15pt" style:font-weight-complex="normal"/>
    </style:style>
    <style:style style:name="P4" style:family="paragraph" style:parent-style-name="Standard" style:list-style-name="WW8Num1">
      <style:paragraph-properties fo:margin-left="0cm" fo:margin-right="0cm" fo:line-height="1.023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文泉驿微米黑" fo:font-size="15pt" fo:font-weight="normal" style:font-name-asian="文泉驿微米黑" style:font-size-asian="15pt" style:font-weight-asian="normal" style:font-size-complex="15pt" style:font-weight-complex="normal"/>
    </style:style>
    <style:style style:name="P5" style:family="paragraph" style:parent-style-name="Standard" style:list-style-name="WW8Num1">
      <style:paragraph-properties fo:margin-left="1.482cm" fo:margin-right="0cm" fo:line-height="1.023cm" fo:text-align="justify" style:justify-single-word="false" fo:keep-together="auto" fo:orphans="0" fo:widows="0" fo:text-indent="-0.74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文泉驿微米黑" fo:font-size="15pt" fo:language="en" fo:country="US" fo:font-weight="normal" style:font-name-asian="文泉驿微米黑" style:font-size-asian="15pt" style:language-asian="zh" style:country-asian="CN" style:font-weight-asian="normal" style:font-name-complex="微软雅黑" style:font-size-complex="15pt" style:font-weight-complex="normal"/>
    </style:style>
    <style:style style:name="P6" style:family="paragraph" style:parent-style-name="Standard" style:list-style-name="WW8Num1">
      <style:paragraph-properties fo:margin-left="1.482cm" fo:margin-right="0cm" fo:line-height="1.023cm" fo:text-align="justify" style:justify-single-word="false" fo:keep-together="auto" fo:orphans="0" fo:widows="0" fo:text-indent="-0.74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文泉驿微米黑" fo:font-size="15pt" fo:language="en" fo:country="US" style:text-underline-style="none" fo:font-weight="normal" style:font-name-asian="文泉驿微米黑" style:font-size-asian="15pt" style:language-asian="zh" style:country-asian="CN" style:font-weight-asian="normal" style:font-name-complex="微软雅黑" style:font-size-complex="15pt" style:font-weight-complex="normal"/>
    </style:style>
    <style:style style:name="T1" style:family="text">
      <style:text-properties fo:language="en" fo:country="US" style:language-asian="zh" style:country-asian="CN" style:font-name-complex="微软雅黑"/>
    </style:style>
    <style:style style:name="T2" style:family="text">
      <style:text-properties fo:language="en" fo:country="US" style:text-underline-style="solid" style:text-underline-width="auto" style:text-underline-color="font-color" style:language-asian="zh" style:country-asian="CN" style:font-name-complex="微软雅黑"/>
    </style:style>
    <style:style style:name="T3" style:family="text">
      <style:text-properties fo:language="en" fo:country="US" style:text-underline-style="none" style:language-asian="zh" style:country-asian="CN" style:font-name-complex="微软雅黑"/>
    </style:style>
    <style:style style:name="T4" style:family="text">
      <style:text-properties officeooo:rsid="000299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09997466700987991" text:style-name="WW8Num1">
        <text:list-item>
          <text:p text:style-name="P1">祷告开始</text:p>
        </text:list-item>
        <text:list-item>
          <text:p text:style-name="P2">赞美</text:p>
          <text:list>
            <text:list-item>
              <text:p text:style-name="P5"><text:s/></text:p>
            </text:list-item>
            <text:list-item>
              <text:p text:style-name="P5"><text:s/></text:p>
            </text:list-item>
            <text:list-item>
              <text:p text:style-name="P5"><text:s/></text:p>
            </text:list-item>
            <text:list-item>
              <text:p text:style-name="P5"><text:s/></text:p>
            </text:list-item>
            <text:list-item>
              <text:p text:style-name="P5"><text:s/></text:p>
            </text:list-item>
            <text:list-item>
              <text:p text:style-name="P5"><text:s/></text:p>
            </text:list-item>
            <text:list-item>
              <text:p text:style-name="P5"><text:s/></text:p>
            </text:list-item>
          </text:list>
        </text:list-item>
        <text:list-item>
          <text:p text:style-name="P2">惟耶和华在他的圣殿中，全地的人都当在他面前肃静、静默</text:p>
        </text:list-item>
        <text:list-item>
          <text:p text:style-name="P4"><text:span text:style-name="T1">读诗篇</text:span><text:span text:style-name="T2"> <text:s text:c="4"/></text:span><text:span text:style-name="T3">篇</text:span></text:p>
        </text:list-item>
        <text:list-item>
          <text:p text:style-name="P4"><text:span text:style-name="T1">会众祷告-</text:span><text:span text:style-name="T2"> <text:s text:c="11"/></text:span><text:span text:style-name="T3">代祷</text:span></text:p>
        </text:list-item>
        <text:list-item>
          <text:p text:style-name="P3">宣告我们的信仰&lt;使徒信经&gt;</text:p>
        </text:list-item>
        <text:list-item>
          <text:p text:style-name="P4"><text:span text:style-name="T3">有请神的仆人</text:span><text:span text:style-name="T2"> <text:s text:c="12"/></text:span><text:span text:style-name="T3">证道</text:span></text:p>
        </text:list-item>
        <text:list-item>
          <text:p text:style-name="P3">台下记录</text:p>
          <text:list>
            <text:list-item>
              <text:p text:style-name="P6"><text:s/></text:p>
            </text:list-item>
            <text:list-item>
              <text:p text:style-name="P6"><text:s/></text:p>
            </text:list-item>
            <text:list-item>
              <text:p text:style-name="P6"><text:s/></text:p>
            </text:list-item>
            <text:list-item>
              <text:p text:style-name="P6"><text:s text:c="2"/></text:p>
            </text:list-item>
            <text:list-item>
              <text:p text:style-name="P6"><text:s/></text:p>
            </text:list-item>
          </text:list>
        </text:list-item>
        <text:list-item>
          <text:p text:style-name="P3">结束总结</text:p>
        </text:list-item>
        <text:list-item>
          <text:p text:style-name="P3">祷告、侍会代祷、公祷告、结束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, Arial" style:font-family-generic="swiss"/>
    <style:font-face style:name="文泉驿微米黑" svg:font-family="文泉驿微米黑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微软雅黑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font-name-asian="微软雅黑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swiss" fo:font-size="10.5pt" fo:language="en" fo:country="US" style:letter-kerning="true" style:font-name-asian="宋体" style:font-family-asian="宋体" style:font-size-asian="10.5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anumGothic" style:font-family-asian="NanumGothic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微软雅黑" style:font-family-asian="微软雅黑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微软雅黑" style:font-family-asian="微软雅黑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微软雅黑" style:font-family-asian="微软雅黑" style:font-size-asian="12pt" style:font-name-complex="Lohit Devanagari1" style:font-family-complex="'Lohit Devanagari'"/>
    </style:style>
    <style:style style:name="WW8Num1z0" style:family="text">
      <style:text-properties style:font-name-complex="微软雅黑" style:font-family-complex="微软雅黑"/>
    </style:style>
    <style:style style:name="WW8Num1z1" style:family="text"/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10-29T20:08:00</meta:creation-date>
    <dc:date>2018-03-10T19:04:45.092184004</dc:date>
    <meta:generator>LibreOffice/5.1.6.2$Linux_X86_64 LibreOffice_project/10m0$Build-2</meta:generator>
    <meta:editing-duration>PT1M15S</meta:editing-duration>
    <meta:editing-cycles>2</meta:editing-cycles>
    <meta:document-statistic meta:table-count="0" meta:image-count="0" meta:object-count="0" meta:page-count="1" meta:paragraph-count="22" meta:word-count="118" meta:character-count="173" meta:non-whitespace-character-count="130"/>
    <meta:user-defined meta:name="KSOProductBuildVer">2052-10.1.0.6260</meta:user-defined>
  </office:meta>
</office:document-meta>
</file>